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Handler.characters( char [ ] buf , int star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.AbstractHandler( ProjectHelperImpl helperImpl , DocumentHandler par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getHandler.init( String tag , AttributeList att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NestedElementHandler.NestedElementHandler( ProjectHelperImpl helperImpl , DocumentHandler parentHandler , Object parent , RuntimeConfigurable parentWrapper , Targe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stedElementHandler.characters( char [ ] buf , int star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Handler.init( String tag , AttributeList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argetHandler.startElement( String name , AttributeLis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andler.init( String tag , AttributeList att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ProjectHelperImpl.ProjectHelp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Handler.characters( char [ ] buf , int star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TypeHandler.DataTypeHandler( ProjectHelperImpl helperImpl , DocumentHandler parentHandler ,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TypeHandler.startElement( String name , AttributeLis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Handler.TargetHandler( ProjectHelperImpl helperImpl , DocumentHandler par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Handler.init( String propType , AttributeList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jectHelperImpl.parse( Project project , Object 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NestedElementHandler.init( String propType , AttributeList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stedElementHandler.startElement( String name , AttributeList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o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Handler.TaskHandler( ProjectHelperImpl helperImpl , DocumentHandler parentHandler , TaskContainer container , RuntimeConfigurable parentWrapper ,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otHandler.resolveEntity( String publicId , String system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jectHelperImpl.configureId( Object target , AttributeList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HelperImpl.handleElement( ProjectHelperImpl helperImpl , DocumentHandler parent , Target target , String elementName , AttributeList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andler.characters( char [ ] buf , int star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Handler.handleTarget( String tag , AttributeLis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.end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andler.ProjectHandler( ProjectHelperImpl helperImpl , DocumentHandler par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Handler.startElement( String name , AttributeList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otHandler.startElement( String tag , AttributeList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TypeHandler.characters( char [ ] buf , int star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Handler.startElement( String name , AttributeList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otHandler.RootHandler( ProjectHelperImpl helper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.startElement( String tag , AttributeLis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Handler.DescriptionHandler( ProjectHelperImpl helperImpl , DocumentHandler par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